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25891AFFCA42EBF39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Light1" svg:font-family="'Helvetica Light'"/>
    <style:font-face style:name="Helvetica Light" svg:font-family="'Helvetica Light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Helvetica Light2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Helvetica Light3" svg:font-family="'Helvetica Light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.035cm" svg:stroke-color="#ff6600" draw:stroke-linejoin="miter" draw:fill="solid" draw:fill-color="#ff9900" draw:textarea-vertical-align="top" draw:auto-grow-height="false" draw:fit-to-size="false" fo:min-height="6.862cm" fo:min-width="19.85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2" style:family="graphic" style:parent-style-name="standard" style:list-style-name="L2">
      <style:graphic-properties draw:stroke="none" svg:stroke-width="0.035cm" draw:stroke-linejoin="miter" draw:fill="bitmap" draw:fill-image-name="msFillBitmap_20_1" style:repeat="no-repeat" draw:textarea-vertical-align="middle" draw:auto-grow-height="false" draw:fit-to-size="false" fo:min-height="2.212cm" fo:min-width="4.307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3" style:family="graphic" style:parent-style-name="standard" style:list-style-name="L2">
      <style:graphic-properties draw:stroke="none" svg:stroke-width="0.035cm" draw:stroke-linejoin="miter" draw:fill="bitmap" draw:fill-image-name="msFillBitmap_20_2" style:repeat="no-repeat" draw:textarea-vertical-align="middle" draw:auto-grow-height="false" draw:fit-to-size="false" fo:min-height="2.212cm" fo:min-width="4.667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4" style:family="graphic" style:parent-style-name="standard" style:list-style-name="L2">
      <style:graphic-properties draw:stroke="none" svg:stroke-width="0.035cm" draw:stroke-linejoin="miter" draw:fill="bitmap" draw:fill-image-name="msFillBitmap_20_3" style:repeat="no-repeat" draw:textarea-vertical-align="middle" draw:auto-grow-height="false" draw:fit-to-size="false" fo:min-height="2.212cm" fo:min-width="4.307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5" style:family="graphic" style:parent-style-name="standard" style:list-style-name="L2">
      <style:graphic-properties draw:stroke="none" svg:stroke-width="0.035cm" draw:stroke-linejoin="miter" draw:fill="solid" draw:fill-color="#99cc66" draw:textarea-vertical-align="middle" draw:auto-grow-height="false" draw:fit-to-size="false" fo:min-height="3.795cm" fo:min-width="3.764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6" style:family="graphic" style:parent-style-name="standard" style:list-style-name="L2">
      <style:graphic-properties draw:stroke="none" svg:stroke-width="0.035cm" draw:stroke-linejoin="miter" draw:fill="solid" draw:fill-color="#dddddd" draw:textarea-vertical-align="middle" draw:auto-grow-height="false" draw:fit-to-size="false" fo:min-height="3.791cm" fo:min-width="4.148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7" style:family="graphic" style:parent-style-name="standard" style:list-style-name="L2">
      <style:graphic-properties draw:stroke="none" svg:stroke-width="0.035cm" draw:stroke-linejoin="miter" draw:fill="solid" draw:fill-color="#dddddd" draw:textarea-vertical-align="middle" draw:auto-grow-height="false" draw:fit-to-size="false" fo:min-height="3.791cm" fo:min-width="4.192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9" style:family="graphic" style:parent-style-name="standard" style:list-style-name="L2">
      <style:graphic-properties draw:stroke="none" svg:stroke-width="0.035cm" draw:stroke-linejoin="miter" draw:fill="solid" draw:fill-color="#dddddd" draw:opacity="100%" draw:opacity-name="Transparency_20_6" draw:textarea-vertical-align="middle" draw:auto-grow-height="false" draw:fit-to-size="false" fo:min-height="1.857cm" fo:min-width="7.312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0" style:family="graphic" style:parent-style-name="standard" style:list-style-name="L2">
      <style:graphic-properties draw:stroke="none" svg:stroke-width="0.035cm" draw:stroke-linejoin="miter" draw:fill="solid" draw:fill-color="#f38f18" draw:textarea-vertical-align="middle" draw:auto-grow-height="false" draw:fit-to-size="false" fo:min-height="2cm" fo:min-width="7.1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1" style:family="graphic" style:parent-style-name="standard" style:list-style-name="L2">
      <style:graphic-properties draw:stroke="none" svg:stroke-width="0.035cm" draw:stroke-linejoin="miter" draw:fill="solid" draw:fill-color="#f38f18" draw:textarea-vertical-align="middle" draw:auto-grow-height="false" draw:fit-to-size="false" fo:min-height="1.337cm" fo:min-width="4.164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2" style:family="graphic" style:parent-style-name="standard" style:list-style-name="L2">
      <style:graphic-properties draw:stroke="none" svg:stroke-width="0.035cm" draw:stroke-linejoin="miter" draw:fill="solid" draw:fill-color="#99cc66" draw:textarea-vertical-align="middle" draw:auto-grow-height="false" draw:fit-to-size="false" fo:min-height="1.237cm" fo:min-width="3.972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3" style:family="graphic" style:parent-style-name="standard" style:list-style-name="L2">
      <style:graphic-properties draw:stroke="none" svg:stroke-width="0.035cm" draw:stroke-linejoin="miter" draw:fill="bitmap" draw:fill-image-name="msFillBitmap_20_1" style:repeat="no-repeat" draw:textarea-vertical-align="middle" draw:auto-grow-height="false" draw:fit-to-size="false" fo:min-height="1.726cm" fo:min-width="3.92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4" style:family="graphic" style:parent-style-name="standard" style:list-style-name="L2">
      <style:graphic-properties draw:stroke="none" svg:stroke-width="0.035cm" draw:stroke-linejoin="miter" draw:fill="solid" draw:fill-color="#dddddd" draw:textarea-vertical-align="middle" draw:auto-grow-height="false" draw:fit-to-size="false" fo:min-height="1.477cm" fo:min-width="3.95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5" style:family="graphic" style:parent-style-name="standard" style:list-style-name="L2">
      <style:graphic-properties draw:stroke="none" svg:stroke-width="0.035cm" draw:stroke-linejoin="miter" draw:fill="solid" draw:fill-color="#99cc66" draw:textarea-vertical-align="middle" draw:auto-grow-height="false" draw:fit-to-size="false" fo:min-height="3.795cm" fo:min-width="3.764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6" style:family="graphic">
      <style:graphic-properties style:protect="size"/>
    </style:style>
    <style:style style:name="pr1" style:family="presentation" style:parent-style-name="Titre_20_-_20_Hau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solid" draw:fill-color="#ff9900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7.8999996185303pt" fo:hyphenate="false"/>
    </style:style>
    <style:style style:name="P3" style:family="paragraph">
      <loext:graphic-properties draw:fill="bitmap" draw:fill-image-name="msFillBitmap_20_1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18.6000003814697pt" fo:hyphenate="false"/>
    </style:style>
    <style:style style:name="P4" style:family="paragraph">
      <loext:graphic-properties draw:fill="bitmap" draw:fill-image-name="msFillBitmap_20_2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18.6000003814697pt" fo:hyphenate="false"/>
    </style:style>
    <style:style style:name="P5" style:family="paragraph">
      <loext:graphic-properties draw:fill="bitmap" draw:fill-image-name="msFillBitmap_20_3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18.6000003814697pt" fo:hyphenate="false"/>
    </style:style>
    <style:style style:name="P6" style:family="paragraph">
      <loext:graphic-properties draw:fill="solid" draw:fill-color="#99cc66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18.6000003814697pt" fo:hyphenate="false"/>
    </style:style>
    <style:style style:name="P7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18.6000003814697pt" fo:hyphenate="false"/>
    </style:style>
    <style:style style:name="P8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7.8999996185303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8pt" style:font-size-asian="28pt" style:font-size-complex="28pt" fo:hyphenate="false"/>
    </style:style>
    <style:style style:name="P10" style:family="paragraph">
      <loext:graphic-properties draw:fill="solid" draw:fill-color="#dddddd" draw:opacity="100%" draw:opacity-name="Transparency_20_6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7.8999996185303pt" fo:hyphenate="false"/>
    </style:style>
    <style:style style:name="P11" style:family="paragraph">
      <loext:graphic-properties draw:fill="solid" draw:fill-color="#f38f18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7.8999996185303pt" fo:hyphenate="false"/>
    </style:style>
    <style:style style:name="P12" style:family="paragraph">
      <loext:graphic-properties draw:fill="solid" draw:fill-color="#f38f18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0pt" style:font-size-asian="20pt" style:font-size-complex="20pt" fo:hyphenate="false"/>
    </style:style>
    <style:style style:name="P13" style:family="paragraph">
      <loext:graphic-properties draw:fill="solid" draw:fill-color="#99cc66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0pt" style:font-size-asian="20pt" style:font-size-complex="20pt" fo:hyphenate="false"/>
    </style:style>
    <style:style style:name="P14" style:family="paragraph">
      <loext:graphic-properties draw:fill="bitmap" draw:fill-image-name="msFillBitmap_20_1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0pt" style:font-size-asian="20pt" style:font-size-complex="20pt" fo:hyphenate="false"/>
    </style:style>
    <style:style style:name="P15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0pt" style:font-size-asian="20pt" style:font-size-complex="20pt" fo:hyphenate="false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Light1" fo:font-size="24pt" fo:letter-spacing="normal" fo:font-style="normal" style:text-underline-style="none" fo:font-weight="normal" style:font-name-asian="Helvetica Light1" style:font-size-asian="24pt" style:font-style-asian="normal" style:font-weight-asian="normal" style:font-name-complex="Helvetica Light1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Helvetica Light1" fo:font-size="28pt" fo:letter-spacing="normal" fo:font-style="normal" style:text-underline-style="none" fo:font-weight="normal" style:font-name-asian="Helvetica Light1" style:font-size-asian="28pt" style:font-style-asian="normal" style:font-weight-asian="normal" style:font-name-complex="Helvetica Light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Light1" fo:font-size="20pt" fo:letter-spacing="normal" fo:font-style="normal" style:text-underline-style="none" fo:font-weight="normal" style:font-name-asian="Helvetica Light1" style:font-size-asian="20pt" style:font-style-asian="normal" style:font-weight-asian="normal" style:font-name-complex="Helvetica Light1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 Light1" fo:font-size="20pt" fo:letter-spacing="normal" fo:language="en" fo:country="US" fo:font-style="normal" style:text-underline-style="none" fo:font-weight="normal" style:font-name-asian="Helvetica Light1" style:font-size-asian="20pt" style:font-style-asian="normal" style:font-weight-asian="normal" style:font-name-complex="Helvetica Light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arget structure" draw:style-name="dp1" draw:master-page-name="Titre_20_-_20_Haut" presentation:presentation-page-layout-name="AL1T1">
        <draw:custom-shape draw:name="Shape 122" draw:style-name="gr1" draw:text-style-name="P2" draw:layer="layout" svg:width="20.4cm" svg:height="7.412cm" svg:x="1.3cm" svg:y="8.488cm">
          <text:p text:style-name="P1"><text:span text:style-name="T1">Library « libfaust »</text:span></text:p>
          <draw:enhanced-geometry draw:mirror-horizontal="false" draw:mirror-vertical="false" svg:viewBox="0 0 0 0" draw:text-areas="?f5 ?f5 ?f6 ?f7" draw:type="ooxml-roundRect" draw:modifiers="619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4" draw:style-name="gr2" draw:text-style-name="P3" draw:layer="layout" svg:width="4.829cm" svg:height="2.734cm" svg:x="2.816cm" svg:y="13.063cm">
          <text:p text:style-name="P1"><text:span text:style-name="T1">Eigen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5" draw:style-name="gr3" draw:text-style-name="P4" draw:layer="layout" svg:width="5.189cm" svg:height="2.734cm" svg:x="9.011cm" svg:y="13.063cm">
          <text:p text:style-name="P1"><text:span text:style-name="T1">OpenBLAS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6" draw:style-name="gr4" draw:text-style-name="P5" draw:layer="layout" svg:width="4.829cm" svg:height="2.734cm" svg:x="15.571cm" svg:y="13.063cm">
          <text:p text:style-name="P1"><text:span text:style-name="T1">...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8" draw:style-name="gr5" draw:text-style-name="P6" draw:layer="layout" svg:width="4.434cm" svg:height="4.465cm" draw:transform="rotate (0.000174532925199433) translate (1.3cm 3.9cm)">
          <text:p text:style-name="P1"><text:span text:style-name="T1">Matlab Wrapper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0" draw:style-name="gr6" draw:text-style-name="P7" draw:layer="layout" svg:width="4.822cm" svg:height="4.465cm" draw:transform="rotate (0.000174532925199433) translate (10.871cm 3.923cm)">
          <text:p text:style-name="P1"><text:span text:style-name="T1">Cmd Line Wrapper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1" draw:style-name="gr7" draw:text-style-name="P8" draw:layer="layout" svg:width="4.866cm" svg:height="4.465cm" draw:transform="rotate (0.000174532925199433) translate (16.825cm 3.898cm)">
          <text:p text:style-name="P1"><text:span text:style-name="T1">A||go</text:span></text:p>
          <text:p text:style-name="P1"><text:span text:style-name="T1"><text:s/></text:span><text:span text:style-name="T1">Wrapper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3" draw:style-name="gr8" draw:text-style-name="P9" draw:layer="layout" svg:width="1.271cm" svg:height="1.469cm" draw:transform="rotate (0.000174532925199433) translate (15.633cm 5.392cm)">
          <text:p text:style-name="P1"><text:span text:style-name="T2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4" draw:style-name="gr9" draw:text-style-name="P10" draw:layer="layout" svg:width="7.8cm" svg:height="2.345cm" svg:x="2.8cm" svg:y="10.3cm">
          <text:p text:style-name="P1"><text:span text:style-name="T1">Factorization algorithms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5" draw:style-name="gr10" draw:text-style-name="P11" draw:layer="layout" svg:width="7.6cm" svg:height="2.5cm" svg:x="12.7cm" svg:y="10.2cm">
          <text:p text:style-name="P1"><text:span text:style-name="T1">FAuST matrix multiplication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5" draw:style-name="gr11" draw:text-style-name="P12" draw:layer="layout" svg:width="4.6cm" svg:height="1.773cm" svg:x="23cm" svg:y="14.027cm">
          <text:p text:style-name="P1"><text:span text:style-name="T3">C++Library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8" draw:style-name="gr12" draw:text-style-name="P13" draw:layer="layout" svg:width="4.4cm" svg:height="1.665cm" draw:transform="rotate (0.000174532925199433) translate (23cm 12.162cm)">
          <text:p text:style-name="P1"><text:span text:style-name="T3">Wrapper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4" draw:style-name="gr13" draw:text-style-name="P14" draw:layer="layout" svg:width="4.4cm" svg:height="2.2cm" svg:x="23cm" svg:y="9.727cm">
          <text:p text:style-name="P1"><text:span text:style-name="T4">Externals</text:span><text:span text:style-name="T3"> </text:span><text:span text:style-name="T4">library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0" draw:style-name="gr14" draw:text-style-name="P15" draw:layer="layout" svg:width="4.4cm" svg:height="1.927cm" draw:transform="rotate (0.000174532925199433) translate (23cm 7.6cm)">
          <text:p text:style-name="P1"><text:span text:style-name="T3">in </text:span><text:span text:style-name="T4">progress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8" draw:style-name="gr15" draw:text-style-name="P6" draw:layer="layout" svg:width="4.434cm" svg:height="4.465cm" draw:transform="rotate (0.000174532925199433) translate (6.2cm 4.001cm)">
          <text:p text:style-name="P1"><text:span text:style-name="T1">Python Wrapper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Light1" svg:font-family="'Helvetica Light'"/>
    <style:font-face style:name="Helvetica Light" svg:font-family="'Helvetica Light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Helvetica Light2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Helvetica Light3" svg:font-family="'Helvetica Light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msFillBitmap_20_1" draw:display-name="msFillBitmap 1" xlink:href="Pictures/10000201000002580000025891AFFCA42EBF39AA.png" xlink:type="simple" xlink:show="embed" xlink:actuate="onLoad"/>
    <draw:fill-image draw:name="msFillBitmap_20_2" draw:display-name="msFillBitmap 2" xlink:href="Pictures/10000201000002580000025891AFFCA42EBF39AA.png" xlink:type="simple" xlink:show="embed" xlink:actuate="onLoad"/>
    <draw:fill-image draw:name="msFillBitmap_20_3" draw:display-name="msFillBitmap 3" xlink:href="Pictures/10000201000002580000025891AFFCA42EBF39AA.png" xlink:type="simple" xlink:show="embed" xlink:actuate="onLoad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_20_-_20_Haut-background" style:display-name="Titre - Haut-background" style:family="presentation">
      <style:graphic-properties draw:stroke="none" draw:fill="solid" draw:fill-color="#ffffff"/>
      <style:text-properties style:letter-kerning="true"/>
    </style:style>
    <style:style style:name="Titre_20_-_20_Haut-backgroundobjects" style:display-name="Titre - Ha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-_20_Haut-notes" style:display-name="Titre - Ha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re_20_-_20_Haut-outline1" style:display-name="Titre - Haut-outline1" style:family="presentation">
      <style:graphic-properties draw:stroke="none" draw:fill="none" draw:auto-grow-height="false" draw:fit-to-size="shrink-to-fit">
        <text:list-style style:name="Titre_20_-_20_Haut-outline1" style:display-name="Titre - Ha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7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fo:font-size="27.8999996185303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re_20_-_20_Haut-outline2" style:display-name="Titre - Haut-outline2" style:family="presentation" style:parent-style-name="Titre_20_-_20_Haut-outline1">
      <style:paragraph-properties fo:margin-left="0cm" fo:margin-right="0cm" fo:margin-top="0.309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7.8999996185303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fo:hyphenate="false"/>
    </style:style>
    <style:style style:name="Titre_20_-_20_Haut-outline3" style:display-name="Titre - Haut-outline3" style:family="presentation" style:parent-style-name="Titre_20_-_20_Haut-outline2">
      <style:paragraph-properties fo:margin-left="0cm" fo:margin-right="0cm" fo:margin-top="0.23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7.8999996185303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fo:hyphenate="false"/>
    </style:style>
    <style:style style:name="Titre_20_-_20_Haut-outline4" style:display-name="Titre - Haut-outline4" style:family="presentation" style:parent-style-name="Titre_20_-_20_Haut-outline3">
      <style:paragraph-properties fo:margin-left="0cm" fo:margin-right="0cm" fo:margin-top="0.15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7.8999996185303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fo:hyphenate="false"/>
    </style:style>
    <style:style style:name="Titre_20_-_20_Haut-outline5" style:display-name="Titre - Haut-outline5" style:family="presentation" style:parent-style-name="Titre_20_-_20_Haut-outline4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re_20_-_20_Haut-outline6" style:display-name="Titre - Haut-outline6" style:family="presentation" style:parent-style-name="Titre_20_-_20_Haut-outline5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re_20_-_20_Haut-outline7" style:display-name="Titre - Haut-outline7" style:family="presentation" style:parent-style-name="Titre_20_-_20_Haut-outline6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re_20_-_20_Haut-outline8" style:display-name="Titre - Haut-outline8" style:family="presentation" style:parent-style-name="Titre_20_-_20_Haut-outline7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re_20_-_20_Haut-outline9" style:display-name="Titre - Haut-outline9" style:family="presentation" style:parent-style-name="Titre_20_-_20_Haut-outline8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re_20_-_20_Haut-subtitle" style:display-name="Titre - Haut-subtitle" style:family="presentation">
      <style:graphic-properties draw:stroke="none" draw:fill="none" draw:textarea-vertical-align="middle">
        <text:list-style style:name="Titre_20_-_20_Haut-subtitle" style:display-name="Titre - Ha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-_20_Haut-title" style:display-name="Titre - Haut-title" style:family="presentation">
      <style:graphic-properties draw:stroke="none" draw:fill="none" draw:textarea-vertical-align="middle">
        <text:list-style style:name="Titre_20_-_20_Haut-title" style:display-name="Titre - Ha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fo:font-size="27.8999996185303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re_20_-_20_Haut-title">
      <style:graphic-properties draw:stroke="none" svg:stroke-width="0.035cm" draw:stroke-linejoin="miter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Mpr5" style:family="presentation" style:parent-style-name="Titre_20_-_20_Haut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6" style:family="presentation" style:parent-style-name="Titre_20_-_20_Hau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re_20_-_20_Hau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Helvetica Light1" fo:font-size="80pt" fo:letter-spacing="normal" fo:font-style="normal" style:text-underline-style="none" fo:font-weight="normal" style:font-name-asian="Helvetica Light1" style:font-size-asian="80pt" style:font-style-asian="normal" style:font-weight-asian="normal" style:font-name-complex="Helvetica Light1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-_20_Haut" style:display-name="Titre - Haut" style:page-layout-name="PM1" draw:style-name="Mdp2">
      <draw:frame draw:name="Shape 48" presentation:style-name="Mpr4" draw:text-style-name="MP8" draw:layer="backgroundobjects" svg:width="23.898cm" svg:height="4.648cm" svg:x="2.05cm" svg:y="0.957cm" presentation:class="title" presentation:user-transformed="true">
        <draw:text-box>
          <text:p text:style-name="MP7"><text:span text:style-name="MT2">Texte du titre</text:span></text:p>
        </draw:text-box>
      </draw:frame>
      <draw:frame draw:name="Shape 49" presentation:style-name="Mpr5" draw:text-style-name="MP9" draw:layer="backgroundobjects" svg:width="0.793cm" svg:height="0.819cm" svg:x="13.589cm" svg:y="19.92cm" presentation:class="page-number" presentation:user-transformed="true">
        <draw:text-box>
          <text:p/>
        </draw:text-box>
      </draw:frame>
      <draw:frame presentation:style-name="Titre_20_-_20_Haut-outline1" draw:layer="backgroundobjects" svg:width="25.199cm" svg:height="12.178cm" svg:x="1.399cm" svg:y="4.913cm" presentation:class="outline" presentation:placeholder="true">
        <draw:text-box/>
      </draw:frame>
      <presentation:notes style:page-layout-name="PM2">
        <draw:page-thumbnail presentation:style-name="Titre_20_-_20_Haut-title" draw:layer="backgroundobjects" svg:width="14.848cm" svg:height="11.136cm" svg:x="3.075cm" svg:y="2.257cm" presentation:class="page"/>
        <draw:frame presentation:style-name="Titre_20_-_20_Hau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man </meta:initial-creator>
    <meta:creation-date>2016-10-26T15:59:49.292986797</meta:creation-date>
    <dc:date>2017-04-21T11:57:29.579490404</dc:date>
    <dc:creator>nicolas bellot</dc:creator>
    <meta:editing-duration>P1DT23H10M7S</meta:editing-duration>
    <meta:editing-cycles>15</meta:editing-cycles>
    <meta:generator>LibreOffice/5.0.6.2$Linux_X86_64 LibreOffice_project/00$Build-2</meta:generator>
    <meta:document-statistic meta:object-count="47"/>
  </office:meta>
</office:document-meta>
</file>